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12" style:family="table-cell" style:parent-style-name="Default">
      <style:table-cell-properties fo:background-color="#99cc66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99cc66"/>
      <style:text-properties style:use-window-font-color="true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able-cell-properties fo:background-color="#99cc66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AltSeq 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7" office:value-type="float" office:value="45" calcext:value-type="float">
            <text:p>45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10" calcext:value-type="float">
            <text:p>10</text:p>
          </table:table-cell>
          <table:table-cell office:value-type="string" calcext:value-type="string">
            <text:p>Soft: 45 corretos e 0 errado. 44 <text:s/>corretos iguais, 1 correto novo, 43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6" office:value-type="string" calcext:value-type="string">
            <text:p>Recovery: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Fail</text:p>
          </table:table-cell>
          <table:table-cell table:style-name="ce16" office:value-type="string" calcext:value-type="string">
            <text:p>Labels related to fail</text:p>
          </table:table-cell>
          <table:table-cell table:style-name="ce16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Regular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16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Hard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…</text:p>
          </table:table-cell>
          <table:table-cell table:style-name="ce16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Soft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2"/>
          <table:table-cell table:style-name="ce20" table:number-columns-repeated="2"/>
        </table:table-row>
        <table:table-row table:style-name="ro1">
          <table:table-cell table:style-name="ce17" table:number-columns-repeated="5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office:value-type="string" calcext:value-type="string">
            <text:p>UpathDeep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table:style-name="ce24" office:value-type="float" office:value="26" calcext:value-type="float">
            <text:p>26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ulou ‘exp’ (parece o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table:formula="of:=SUM([.F2:.F51])" office:value-type="float" office:value="40" calcext:value-type="float">
            <text:p>40</text:p>
          </table:table-cell>
          <table:table-cell office:value-type="string" calcext:value-type="string">
            <text:p>Regular: Total 75. 65 corretas iguais, 9 novas corretas, 1 nova incorreta, 22 ausent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/>
          <table:table-cell office:value-type="string" calcext:value-type="string">
            <text:p>Hard: Total 23. 19 corretas iguais, 4 novas corretas, 0 nova incorreta, 68 ausente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oft: Total 65. 59 corretas iguais, 6 corretas novas, 0 nova incorreta, 28 ausent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/>
          <table:table-cell office:value-type="string" calcext:value-type="string">
            <text:p>Regular: 25 regras com anotações corretas, 1 com anotação incorreta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Hard: 13 regras com anotações corretas, 0 com anotação incorreta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oft: 20 regras com anotações corretas, 0 com anotação incorreta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ce16" office:value-type="string" calcext:value-type="string">
            <text:p>Recovery: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Fail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Regular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9" calcext:value-type="float">
            <text:p>19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Hard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8" calcext:value-type="float">
            <text:p>48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Soft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2" calcext:value-type="float">
            <text:p>22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6" office:value-type="string" calcext:value-type="string">
            <text:p>Labels related to fail in Regular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Ausentes: <text:s/>braces (2 testes), colon (não anotou em conditional_exp), endcomment (regra léxica), enumerator (test multEnumerator), enumeratorComma, 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invalidDecl (invalidDec, multBrack, multSemicolon), invalidExpr (não anotou em struct_declarator, assignment_exp (2), enumerator ),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invalidExprCond (2 testes), semicolon (missing in struct_decl), stat (missing in ‘if’), zerodecl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table:number-columns-repeated="2"/>
          <table:table-cell table:style-name="ce20" table:number-columns-repeated="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7:10:52.0434301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7-18T17:19:15.186894075</dc:date>
    <meta:editing-duration>P1DT21H7M2S</meta:editing-duration>
    <meta:editing-cycles>27</meta:editing-cycles>
    <meta:generator>LibreOffice/6.1.4.2$Linux_X86_64 LibreOffice_project/9d0f32d1f0b509096fd65e0d4bec26ddd1938fd3</meta:generator>
    <meta:document-statistic meta:table-count="2" meta:cell-count="655" meta:object-count="0"/>
  </office:meta>
</office:document-meta>
</file>